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MethodModel.toSAX( ContentHandler hand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ventMethodModel.addParameter( Parameter 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MethodModel.addParameter( Class typ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ventMethodModel.ge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.Parameter( Class typ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ventMethodModel.getSeve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MethodModel.getExceptio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MethodModel.setExceptionClass( String exception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MethodModel.EventMethodModel( String methodName , EventSeverity sever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ventMethodModel.get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arameter.toSAX( Cont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ameter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MethodModel.setSeverity( EventSeverity sever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MethodModel.setMethod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